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fo:min-width="1.904cm"/>
    </style:style>
    <style:style style:name="gr8" style:family="graphic" style:parent-style-name="standard">
      <style:graphic-properties svg:stroke-color="#000000" draw:fill="solid" draw:fill-color="#99ccff" fo:min-width="1.904cm"/>
    </style:style>
    <style:style style:name="gr9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svg:stroke-width="0.02cm" svg:stroke-color="#000000" draw:marker-start-width="0.23cm" draw:marker-end="Arrow" draw:marker-end-width="0.23cm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font-name="CMU Serif" fo:font-size="12pt" fo:font-weight="normal" style:font-size-asian="18pt" style:font-size-complex="18pt"/>
    </style:style>
    <style:style style:name="P3" style:family="paragraph">
      <style:paragraph-properties fo:text-align="center"/>
      <style:text-properties style:use-window-font-color="true" style:font-name="CMU Serif" fo:font-size="12pt"/>
    </style:style>
    <style:style style:name="P4" style:family="paragraph">
      <style:paragraph-properties fo:text-align="center"/>
      <style:text-properties style:use-window-font-color="true" style:font-name="CMU Serif" fo:font-size="12pt" style:font-size-asian="18pt" style:font-size-complex="18pt"/>
    </style:style>
    <style:style style:name="P5" style:family="paragraph">
      <style:text-properties style:use-window-font-color="true" style:font-name="CMU Serif" fo:font-size="12pt" fo:font-weight="normal" style:font-size-asian="18pt" style:font-size-complex="18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style:use-window-font-color="true" style:font-name="CMU Serif" fo:font-size="12pt" fo:font-weight="normal" style:font-size-asian="18pt" style:font-size-complex="18pt"/>
    </style:style>
    <style:style style:name="P8" style:family="paragraph">
      <style:paragraph-properties fo:line-height="100%" fo:text-align="center"/>
      <style:text-properties style:use-window-font-color="true" style:font-name="CMU Serif" fo:font-size="12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/>
      </style:paragraph-properties>
      <style:text-properties style:use-window-font-color="true" style:font-name="CMU Serif" fo:font-size="12pt" fo:font-weight="normal" style:font-size-asian="18pt" style:font-size-complex="18pt"/>
    </style:style>
    <style:style style:name="T1" style:family="text">
      <style:text-properties style:use-window-font-color="true" style:font-name="CMU Serif" fo:font-size="12pt" fo:font-weight="normal" style:font-size-asian="18pt" style:font-size-complex="18pt"/>
    </style:style>
    <style:style style:name="T2" style:family="text">
      <style:text-properties style:use-window-font-color="true" style:font-name="CMU Serif" fo:font-size="12pt"/>
    </style:style>
    <style:style style:name="T3" style:family="text">
      <style:text-properties style:use-window-font-color="true" style:font-name="CMU Seri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87cm" svg:height="0.63cm" svg:x="1.17cm" svg:y="4.88cm">
          <text:p text:style-name="P1"><text:span text:style-name="T1">0xa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5.51cm">
          <text:p text:style-name="P1"><text:span text:style-name="T1">0x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6.139cm">
          <text:p text:style-name="P1"><text:span text:style-name="T1">0xa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6.768cm">
          <text:p text:style-name="P1"><text:span text:style-name="T1">0x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7.397cm">
          <text:p text:style-name="P1"><text:span text:style-name="T1">0x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8cm" svg:x="1.17cm" svg:y="8.026cm">
          <text:p text:style-name="P1"><text:span text:style-name="T1">0xa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8.654cm">
          <text:p text:style-name="P1"><text:span text:style-name="T1">0xa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9.283cm">
          <text:p text:style-name="P1"><text:span text:style-name="T1">0xa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9.912cm">
          <text:p text:style-name="P1"><text:span text:style-name="T1">0xa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10.541cm">
          <text:p text:style-name="P1"><text:span text:style-name="T1">0xa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3cm" svg:x="1.17cm" svg:y="11.17cm">
          <text:p text:style-name="P1"><text:span text:style-name="T1">0xa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11.8cm">
          <text:p text:style-name="P1"><text:span text:style-name="T1">0x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8cm" svg:x="1.17cm" svg:y="12.429cm">
          <text:p text:style-name="P1"><text:span text:style-name="T1">0x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13.057cm">
          <text:p text:style-name="P1"><text:span text:style-name="T1">0xa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7cm" svg:height="0.629cm" svg:x="1.17cm" svg:y="13.686cm">
          <text:p text:style-name="P1"><text:span text:style-name="T2">0xa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7cm" svg:height="0.629cm" svg:x="1.17cm" svg:y="14.315cm">
          <text:p text:style-name="P1"><text:span text:style-name="T2">0xa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3cm" svg:x="4.04cm" svg:y="4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4.04cm" svg:y="5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4.04cm" svg:y="6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4.04cm" svg:y="6.768cm">
          <text:p text:style-name="P1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4.04cm" svg:y="7.397cm"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8cm" svg:x="4.04cm" svg:y="8.026cm">
          <text:p text:style-name="P1"><text:span text:style-name="T1">0x3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4.04cm" svg:y="8.654cm">
          <text:p text:style-name="P1"><text:span text:style-name="T1">var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4.04cm" svg:y="9.283cm">
          <text:p text:style-name="P1"><text:span text:style-name="T1">var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4.04cm" svg:y="9.9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4.04cm" svg:y="10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3cm" svg:x="4.04cm" svg:y="1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4.04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8cm" svg:x="4.04cm" svg:y="12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39cm" svg:height="0.629cm" svg:x="4.04cm" svg:y="13.0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339cm" svg:height="0.629cm" svg:x="4.04cm" svg:y="13.686cm">
          <text:p text:style-name="P1"><text:span text:style-name="T3">var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339cm" svg:height="0.629cm" svg:x="4.04cm" svg:y="14.315cm">
          <text:p text:style-name="P1"><text:span text:style-name="T3">var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7.379cm" svg:y="8.654cm">
          <text:p text:style-name="P1"><text:span text:style-name="T1">var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7.379cm" svg:y="9.283cm">
          <text:p text:style-name="P1"><text:span text:style-name="T1">var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7.379cm" svg:y="9.9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7.379cm" svg:y="10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339cm" svg:height="0.63cm" svg:x="7.379cm" svg:y="11.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39cm" svg:height="0.629cm" svg:x="7.379cm" svg:y="11.8cm">
          <text:p text:style-name="P1"><text:span text:style-name="T1">0xd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39cm" svg:height="0.628cm" svg:x="7.379cm" svg:y="12.429cm">
          <text:p text:style-name="P1"><text:span text:style-name="T1">0x0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39cm" svg:height="0.629cm" svg:x="7.379cm" svg:y="13.057cm">
          <text:p text:style-name="P1"><text:span text:style-name="T1">0x3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339cm" svg:height="0.629cm" svg:x="7.379cm" svg:y="13.686cm">
          <text:p text:style-name="P1"><text:span text:style-name="T3">var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339cm" svg:height="0.629cm" svg:x="7.379cm" svg:y="14.315cm">
          <text:p text:style-name="P1"><text:span text:style-name="T3">va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3cm" svg:x="7.379cm" svg:y="4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7.379cm" svg:y="5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9cm" svg:height="0.629cm" svg:x="7.379cm" svg:y="6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7.379cm" svg:y="6.768cm">
          <text:p text:style-name="P1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7.379cm" svg:y="7.397cm"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8cm" svg:x="7.379cm" svg:y="8.026cm">
          <text:p text:style-name="P1"><text:span text:style-name="T1">0x3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9cm" svg:x="10.718cm" svg:y="8.654cm">
          <text:p text:style-name="P1"><text:span text:style-name="T1">var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9cm" svg:x="10.718cm" svg:y="9.283cm">
          <text:p text:style-name="P1"><text:span text:style-name="T1">var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7cm" svg:height="0.629cm" svg:x="10.718cm" svg:y="9.9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7cm" svg:height="0.629cm" svg:x="10.718cm" svg:y="10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7cm" svg:height="0.63cm" svg:x="10.718cm" svg:y="11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9cm" svg:x="10.718cm" svg:y="11.8cm">
          <text:p text:style-name="P1"><text:span text:style-name="T1">0x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8cm" svg:x="10.718cm" svg:y="12.429cm">
          <text:p text:style-name="P1"><text:span text:style-name="T1">0x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9cm" svg:x="10.718cm" svg:y="13.057cm">
          <text:p text:style-name="P1"><text:span text:style-name="T1">0x3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337cm" svg:height="0.629cm" svg:x="10.718cm" svg:y="13.686cm">
          <text:p text:style-name="P1"><text:span text:style-name="T3">var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337cm" svg:height="0.629cm" svg:x="10.718cm" svg:y="14.315cm">
          <text:p text:style-name="P1"><text:span text:style-name="T3">va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7cm" svg:height="0.63cm" svg:x="10.718cm" svg:y="4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37cm" svg:height="0.629cm" svg:x="10.718cm" svg:y="5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337cm" svg:height="0.629cm" svg:x="10.718cm" svg:y="6.1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37cm" svg:height="0.629cm" svg:x="10.718cm" svg:y="6.768cm">
          <text:p text:style-name="P1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37cm" svg:height="0.629cm" svg:x="10.718cm" svg:y="7.397cm"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337cm" svg:height="0.628cm" svg:x="10.718cm" svg:y="8.026cm">
          <text:p text:style-name="P1"><text:span text:style-name="T1">0x3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1.765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39cm" svg:height="0.629cm" svg:x="4.04cm" svg:y="1.765cm">
          <text:p text:style-name="P1"><text:span text:style-name="T1">0x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2.394cm">
          <text:p text:style-name="P1"><text:span text:style-name="T1">Ac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39cm" svg:height="0.629cm" svg:x="4.04cm" svg:y="2.394cm">
          <text:p text:style-name="P1"><text:span text:style-name="T1">0x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8cm" svg:x="1.17cm" svg:y="3.023cm">
          <text:p text:style-name="P1"><text:span text:style-name="T1">CC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39cm" svg:height="0.628cm" svg:x="4.04cm" svg:y="3.023cm">
          <text:p text:style-name="P1"><text:span text:style-name="T1">0xd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7cm" svg:height="0.629cm" svg:x="1.17cm" svg:y="3.651cm">
          <text:p text:style-name="P1"><text:span text:style-name="T1">S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.339cm" svg:height="0.629cm" svg:x="4.04cm" svg:y="3.651cm">
          <text:p text:style-name="P1"><text:span text:style-name="T1">0x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7.379cm" svg:y="1.765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9cm" svg:x="7.379cm" svg:y="2.394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9cm" svg:height="0.628cm" svg:x="7.379cm" svg:y="3.023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39cm" svg:height="0.629cm" svg:x="7.379cm" svg:y="3.651cm">
          <text:p text:style-name="P1"><text:span text:style-name="T1">0xa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9cm" svg:x="10.718cm" svg:y="1.765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9cm" svg:x="10.718cm" svg:y="2.394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7cm" svg:height="0.628cm" svg:x="10.718cm" svg:y="3.023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37cm" svg:height="0.629cm" svg:x="10.718cm" svg:y="3.651cm">
          <text:p text:style-name="P1"><text:span text:style-name="T1">0xa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04cm" svg:height="0.629cm" svg:x="14.043cm" svg:y="1.765cm">
          <text:p text:style-name="P1"><text:span text:style-name="T1">0x3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04cm" svg:height="0.629cm" svg:x="14.043cm" svg:y="2.394cm"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04cm" svg:height="0.628cm" svg:x="14.043cm" svg:y="3.023cm">
          <text:p text:style-name="P1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404cm" svg:height="0.629cm" svg:x="14.043cm" svg:y="3.651cm">
          <text:p text:style-name="P1"><text:span text:style-name="T1">0xa5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04cm" svg:height="0.63cm" svg:x="14.043cm" svg:y="4.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04cm" svg:height="0.629cm" svg:x="14.043cm" svg:y="5.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04cm" svg:height="0.629cm" svg:x="14.043cm" svg:y="6.1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04cm" svg:height="0.629cm" svg:x="14.043cm" svg:y="6.7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04cm" svg:height="0.629cm" svg:x="14.043cm" svg:y="7.3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04cm" svg:height="0.628cm" svg:x="14.043cm" svg:y="8.0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339cm" svg:height="1.321cm" svg:x="2.34cm" svg:y="0.044cm">
          <text:p text:style-name="P1"><text:span text:style-name="T1">Interrup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339cm" svg:height="1.321cm" svg:x="5.679cm" svg:y="0.044cm">
          <text:p text:style-name="P1"><text:span text:style-name="T1">Salvando</text:span><text:span text:style-name="T1"><text:line-break/></text:span><text:span text:style-name="T1">contex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337cm" svg:height="1.321cm" svg:x="9.018cm" svg:y="0.044cm">
          <text:p text:style-name="P1"><text:span text:style-name="T1">Mudança</text:span></text:p>
          <text:p text:style-name="P1"><text:span text:style-name="T1">no 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404cm" svg:height="1.321cm" svg:x="12.343cm" svg:y="0.044cm">
          <text:p text:style-name="P1"><text:span text:style-name="T1">Restauração</text:span></text:p>
          <text:p text:style-name="P1"><text:span text:style-name="T1">do contexto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15cm" svg:height="1.123cm" draw:transform="rotate (1.5707963267949) translate (0.047cm 4.28cm)">
          <text:p text:style-name="P6"><text:span text:style-name="T1">Registros</text:span></text:p>
          <text:p text:style-name="P6"><text:span text:style-name="T1">da CPU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0.064cm" svg:height="1.123cm" draw:transform="rotate (1.5707963267949) translate (0.047cm 14.944cm)">
          <text:p text:style-name="P6"><text:span text:style-name="T2">Região de memória utilizada como pilh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629cm" svg:x="14.043cm" svg:y="11.8cm">
          <text:p text:style-name="P1"><text:span text:style-name="T1">0x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0.628cm" svg:x="14.043cm" svg:y="12.429cm">
          <text:p text:style-name="P1"><text:span text:style-name="T1">0x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0.629cm" svg:x="14.043cm" svg:y="13.057cm">
          <text:p text:style-name="P1"><text:span text:style-name="T1">0x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4cm" svg:height="0.629cm" svg:x="14.043cm" svg:y="13.686cm">
          <text:p text:style-name="P1"><text:span text:style-name="T3">var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4cm" svg:height="0.629cm" svg:x="14.043cm" svg:y="14.315cm">
          <text:p text:style-name="P1"><text:span text:style-name="T3">va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0.629cm" svg:x="14.043cm" svg:y="8.654cm">
          <text:p text:style-name="P1"><text:span text:style-name="T1">var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0.629cm" svg:x="14.043cm" svg:y="9.283cm">
          <text:p text:style-name="P1"><text:span text:style-name="T1">var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cm" svg:height="0.629cm" svg:x="14.043cm" svg:y="9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cm" svg:height="0.629cm" svg:x="14.043cm" svg:y="10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cm" svg:height="0.63cm" svg:x="14.043cm" svg:y="11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39cm" svg:height="0.629cm" svg:x="11.161cm" svg:y="15.82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39cm" svg:height="0.629cm" svg:x="11.161cm" svg:y="16.42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38cm" svg:height="0.629cm" svg:x="11.161cm" svg:y="17.02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238cm" svg:height="0.629cm" svg:x="11.917cm" svg:y="15.83cm">
          <text:p text:style-name="P9"><text:span text:style-name="T1">Ponteiro de pilha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238cm" svg:height="0.629cm" svg:x="11.962cm" svg:y="16.43cm">
          <text:p text:style-name="P9"><text:span text:style-name="T1">Dados do processo A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232cm" svg:height="0.629cm" svg:x="11.962cm" svg:y="17.03cm">
          <text:p text:style-name="P9"><text:span text:style-name="T1">Dados do processo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4.238cm" svg:height="0.629cm" svg:x="10.962cm" svg:y="15.1cm">
          <text:p text:style-name="P9"><text:span text:style-name="T1">Legend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3.509cm" svg:y1="1.365cm" svg:x2="4.04cm" svg:y2="3.965cm" draw:start-shape="id1" draw:start-glue-point="2" draw:end-shape="id2" draw:end-glue-point="3" svg:d="m3509 1365v2600h531" svg:viewBox="0 0 532 2601">
          <text:p/>
        </draw:connector>
        <draw:connector draw:style-name="gr14" draw:text-style-name="P1" draw:layer="layout" svg:x1="6.848cm" svg:y1="1.365cm" svg:x2="7.379cm" svg:y2="11.485cm" draw:start-shape="id3" draw:start-glue-point="2" draw:end-shape="id4" draw:end-glue-point="3" svg:d="m6848 1365v10120h531" svg:viewBox="0 0 532 10121">
          <text:p/>
        </draw:connector>
        <draw:connector draw:style-name="gr14" draw:text-style-name="P1" draw:layer="layout" svg:x1="10.186cm" svg:y1="1.365cm" svg:x2="10.718cm" svg:y2="6.453cm" draw:start-shape="id5" draw:start-glue-point="2" draw:end-shape="id6" draw:end-glue-point="3" svg:d="m10186 1365v5088h532" svg:viewBox="0 0 533 5089">
          <text:p/>
        </draw:connector>
        <draw:connector draw:style-name="gr14" draw:text-style-name="P1" draw:layer="layout" svg:x1="13.545cm" svg:y1="1.365cm" svg:x2="14.043cm" svg:y2="3.965cm" draw:start-shape="id7" draw:start-glue-point="2" draw:end-shape="id8" draw:end-glue-point="3" svg:d="m13545 1365v1142h-3v1458h501" svg:viewBox="0 0 502 2601">
          <text:p/>
        </draw:connector>
        <draw:line draw:style-name="gr15" draw:text-style-name="P1" draw:layer="layout" svg:x1="1.7cm" svg:y1="16.8cm" svg:x2="8.6cm" svg:y2="16.8cm">
          <text:p/>
        </draw:line>
        <draw:custom-shape draw:style-name="gr11" draw:text-style-name="P10" draw:layer="layout" svg:width="7cm" svg:height="0.629cm" svg:x="1.9cm" svg:y="16.1cm">
          <text:p text:style-name="P9"><text:span text:style-name="T1">Sequência temporal dos evento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 style:font-pitch="variable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1T16:43:36.18</meta:creation-date>
    <meta:editing-duration>PT11M11S</meta:editing-duration>
    <meta:editing-cycles>11</meta:editing-cycles>
    <meta:generator>LibreOffice/4.1.3.2$Windows_x86 LibreOffice_project/70feb7d99726f064edab4605a8ab840c50ec57a</meta:generator>
    <dc:date>2013-12-28T15:18:00.160000000</dc:date>
    <meta:document-statistic meta:object-count="119"/>
  </office:meta>
</office:document-meta>
</file>